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actory Design Patter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okul Kartha</text:p>
            <text:p><text:a xlink:href="mailto:Kartha.gokul@gmail.com" xlink:type="simple">Kartha.gokul@gmail.com</text:a></text:p>
            <text:p>http://github.com/karthagokul</text:p>
            <text:p>http://techysaint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Factory Design Patter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container responsible for creating complex objects at run time through polymorphism.</text:p>
              </text:list-item>
              <text:list-item>
                <text:p>A Factory design pattern is achievedhttps://github.com/karthagokul/designpatterns through a method which returns the objects based on the client reque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n we need a Factory Patter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agine you have to create a set of objects with a common base class and you need to use it widely across program execution and based on run time decision , Its a good idea to have a factory pattern .</text:p>
              </text:list-item>
              <text:list-item>
                <text:p>When we do not know what classes we may need at compile time.</text:p>
              </text:list-item>
              <text:list-item>
                <text:p>When all the classes are In the subclass hierarchy.</text:p>
              </text:list-item>
              <text:list-item>
                <text:p>Centralize and encapsulate the object creation.</text:p>
              </text:list-item>
              <text:list-item>
                <text:p>For example, If you are developing a Game application , you can have character factories and the characters can be <text:s/>created through a single interf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4T18:34:08.968796579</meta:creation-date>
    <dc:date>2018-02-24T18:49:54.644465245</dc:date>
    <meta:editing-duration>PT15M44S</meta:editing-duration>
    <meta:editing-cycles>6</meta:editing-cycles>
    <meta:generator>LibreOffice/5.1.6.2$Linux_X86_64 LibreOffice_project/10m0$Build-2</meta:generator>
    <meta:document-statistic meta:object-count="33"/>
  </office:meta>
</office:document-meta>
</file>